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23974124629399078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670331801713412362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189851153663430049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30T15:55:17.60</dc:date>
    <dc:creator>James Lombardi</dc:creator>
    <meta:editing-duration>PT11H30M47S</meta:editing-duration>
    <meta:editing-cycles>42</meta:editing-cycles>
    <meta:document-statistic meta:table-count="0" meta:image-count="0" meta:object-count="0" meta:page-count="6" meta:paragraph-count="200" meta:word-count="1889" meta:character-count="9514"/>
  </office:meta>
</office:document-meta>
</file>